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999999"/>
      <style:text-properties fo:font-size="13pt" style:font-size-asian="13pt" style:font-size-complex="13pt"/>
    </style:style>
    <style:style style:name="ce4" style:family="table-cell" style:parent-style-name="Default" style:data-style-name="N99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2">
          <table:table-cell table:style-name="ce1" office:value-type="string" calcext:value-type="string">
            <text:p>Instellingen</text:p>
          </table:table-cell>
          <table:table-cell table:style-name="ce3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seWeldingCost</text:p>
          </table:table-cell>
          <table:table-cell table:style-name="ce4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eldingCostWeigh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eldingSpeed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olver</text:p>
          </table:table-cell>
          <table:table-cell table:style-name="ce5" office:value-type="string" calcext:value-type="string">
            <text:p>Ikfast</text:p>
          </table:table-cell>
        </table:table-row>
        <table:table-row table:style-name="ro1">
          <table:table-cell office:value-type="string" calcext:value-type="string">
            <text:p>Poses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2">
          <table:table-cell table:style-name="ce1" office:value-type="string" calcext:value-type="string">
            <text:p>Resultaten</text:p>
          </table:table-cell>
          <table:table-cell table:style-name="ce3"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style-name="ce2" office:value-type="string" calcext:value-type="string">
            <text:p>fase1</text:p>
          </table:table-cell>
          <table:table-cell office:value-type="float" office:value="68.9249" calcext:value-type="float">
            <text:p>68.9249</text:p>
          </table:table-cell>
        </table:table-row>
        <table:table-row table:style-name="ro1">
          <table:table-cell table:style-name="ce2" office:value-type="string" calcext:value-type="string">
            <text:p>fase2</text:p>
          </table:table-cell>
          <table:table-cell office:value-type="float" office:value="186.129" calcext:value-type="float">
            <text:p>186.129</text:p>
          </table:table-cell>
        </table:table-row>
        <table:table-row table:style-name="ro1">
          <table:table-cell table:style-name="ce2" office:value-type="string" calcext:value-type="string">
            <text:p>fase3</text:p>
          </table:table-cell>
          <table:table-cell office:value-type="float" office:value="25.7628" calcext:value-type="float">
            <text:p>25.7628</text:p>
          </table:table-cell>
        </table:table-row>
        <table:table-row table:style-name="ro1">
          <table:table-cell table:style-name="ce2" office:value-type="string" calcext:value-type="string">
            <text:p>totaal</text:p>
          </table:table-cell>
          <table:table-cell office:value-type="float" office:value="280.826" calcext:value-type="float">
            <text:p>280.82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st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14:06:15.084329855</meta:creation-date>
    <dc:date>2017-05-27T14:27:14.801868073</dc:date>
    <meta:editing-duration>P0D</meta:editing-duration>
    <meta:editing-cycles>1</meta:editing-cycles>
    <meta:generator>LibreOffice/4.2.8.2$Linux_X86_64 LibreOffice_project/420m0$Build-2</meta:generator>
    <meta:document-statistic meta:table-count="1" meta:cell-count="23" meta:object-count="0"/>
  </office:meta>
</office:document-meta>
</file>